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6e74c" officeooo:paragraph-rsid="0006e74c"/>
    </style:style>
    <style:style style:name="P2" style:family="paragraph" style:parent-style-name="Standard">
      <style:text-properties officeooo:rsid="0006e74c" officeooo:paragraph-rsid="000a6b05"/>
    </style:style>
    <style:style style:name="P3" style:family="paragraph" style:parent-style-name="Standard">
      <style:text-properties officeooo:rsid="0006e74c" officeooo:paragraph-rsid="000b96b1"/>
    </style:style>
    <style:style style:name="P4" style:family="paragraph" style:parent-style-name="Standard">
      <style:text-properties officeooo:rsid="0006e74c" officeooo:paragraph-rsid="000d8669"/>
    </style:style>
    <style:style style:name="P5" style:family="paragraph" style:parent-style-name="Standard">
      <style:text-properties officeooo:rsid="000a6b05" officeooo:paragraph-rsid="000a6b05"/>
    </style:style>
    <style:style style:name="P6" style:family="paragraph" style:parent-style-name="Standard">
      <style:text-properties officeooo:rsid="000a6b05" officeooo:paragraph-rsid="000d8669"/>
    </style:style>
    <style:style style:name="P7" style:family="paragraph" style:parent-style-name="Standard">
      <style:text-properties officeooo:rsid="000a6b05" officeooo:paragraph-rsid="00102804"/>
    </style:style>
    <style:style style:name="P8" style:family="paragraph" style:parent-style-name="Standard">
      <style:text-properties officeooo:rsid="000f8c99" officeooo:paragraph-rsid="0011befb"/>
    </style:style>
    <style:style style:name="P9" style:family="paragraph" style:parent-style-name="Standard">
      <style:text-properties officeooo:rsid="0006e74c" officeooo:paragraph-rsid="0011befb"/>
    </style:style>
    <style:style style:name="P10" style:family="paragraph" style:parent-style-name="Standard">
      <style:text-properties officeooo:rsid="001d4277" officeooo:paragraph-rsid="001d4277"/>
    </style:style>
    <style:style style:name="P11" style:family="paragraph" style:parent-style-name="Standard">
      <style:text-properties officeooo:rsid="001f654f" officeooo:paragraph-rsid="001f654f"/>
    </style:style>
    <style:style style:name="P12" style:family="paragraph" style:parent-style-name="Standard">
      <style:text-properties officeooo:rsid="00102804" officeooo:paragraph-rsid="0011befb"/>
    </style:style>
    <style:style style:name="P13" style:family="paragraph" style:parent-style-name="Standard">
      <style:text-properties officeooo:rsid="00206be0" officeooo:paragraph-rsid="00206be0"/>
    </style:style>
    <style:style style:name="T1" style:family="text">
      <style:text-properties officeooo:rsid="000a6b05"/>
    </style:style>
    <style:style style:name="T2" style:family="text">
      <style:text-properties officeooo:rsid="00104bbb"/>
    </style:style>
    <style:style style:name="T3" style:family="text">
      <style:text-properties officeooo:rsid="0010e3c8"/>
    </style:style>
    <style:style style:name="T4" style:family="text">
      <style:text-properties officeooo:rsid="001d4277"/>
    </style:style>
    <style:style style:name="T5" style:family="text">
      <style:text-properties officeooo:rsid="001df80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Assignment 2: Part B</text:h>
      <text:p text:style-name="P1"/>
      <text:p text:style-name="P5">C.I.A</text:p>
      <text:p text:style-name="P2">In the context of the terms C.I.A, the threats <text:span text:style-name="T4">especially</text:span> relevant to this type of <text:span text:style-name="T1">network program</text:span>: namely file serving, are Alteration, Denial-of-Service and Eavesdropping.</text:p>
      <text:p text:style-name="P2"/>
      <text:p text:style-name="P10"><text:span text:style-name="T5">Eavesdropping</text:span> attack</text:p>
      <text:p text:style-name="P6">packet sniffers that gain access to sensitive data, either files they do not have the right to access or simply to extract personal information like your credit card number or social security number. This is an attack on the <text:span text:style-name="T2">principal called Confidentiality.</text:span></text:p>
      <text:p text:style-name="P4"/>
      <text:p text:style-name="P4"/>
      <text:p text:style-name="P4"/>
      <text:p text:style-name="P11">Alteration attack</text:p>
      <text:p text:style-name="P8"><text:span text:style-name="T3">Man-in-the-middle attacks that modify a file while in transmission between file server and client, for example injecting viruses or spyware into a file that seems completely normal in the case of an executable file. But any tampering with the original file is considered to be an attack on integrity, because the receiving client might not have a clue that what he or she received is in fact not the original version of the file. This is an attack on integrity.</text:span></text:p>
      <text:p text:style-name="P9"/>
      <text:p text:style-name="P12"/>
      <text:p text:style-name="P13">Denial-of-Service attack</text:p>
      <text:p text:style-name="P7">attempts to crash servers and affect the important files of users(denial-of-servic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3M29S</meta:editing-duration>
    <meta:editing-cycles>30</meta:editing-cycles>
    <meta:generator>LibreOffice/4.2.6.3$Windows_x86 LibreOffice_project/3fd416d4c6db7d3204c17ce57a1d70f6e531ee21</meta:generator>
    <dc:date>2014-09-27T16:54:41</dc:date>
    <meta:document-statistic meta:table-count="0" meta:image-count="0" meta:object-count="0" meta:page-count="1" meta:paragraph-count="9" meta:word-count="169" meta:character-count="1062" meta:non-whitespace-character-count="902"/>
    <meta:user-defined meta:name="Info 1"/>
    <meta:user-defined meta:name="Info 2"/>
    <meta:user-defined meta:name="Info 3"/>
    <meta:user-defined meta:name="Info 4"/>
  </office:meta>
</office:document-meta>
</file>